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8.111cm" table:align="margins"/>
    </style:style>
    <style:style style:name="Table1.A" style:family="table-column">
      <style:table-column-properties style:column-width="9.091cm" style:rel-column-width="21193*"/>
    </style:style>
    <style:style style:name="Table1.B" style:family="table-column">
      <style:table-column-properties style:column-width="4.964cm" style:rel-column-width="11571*"/>
    </style:style>
    <style:style style:name="Table1.C" style:family="table-column">
      <style:table-column-properties style:column-width="7.027cm" style:rel-column-width="16382*"/>
    </style:style>
    <style:style style:name="Table1.D" style:family="table-column">
      <style:table-column-properties style:column-width="7.031cm" style:rel-column-width="16389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able_20_Contents">
      <style:text-properties style:font-name="Bitstream Vera Sans" fo:font-size="10pt" fo:font-weight="bold" officeooo:rsid="000936c8" officeooo:paragraph-rsid="000936c8" style:font-weight-asian="bold" style:font-weight-complex="bold"/>
    </style:style>
    <style:style style:name="P2" style:family="paragraph" style:parent-style-name="Table_20_Contents">
      <style:text-properties style:font-name="Bitstream Vera Sans" fo:font-size="10pt" officeooo:rsid="000936c8" officeooo:paragraph-rsid="000936c8"/>
    </style:style>
    <style:style style:name="P3" style:family="paragraph" style:parent-style-name="Table_20_Contents">
      <style:text-properties style:font-name="Bitstream Vera Sans" fo:font-size="10pt" officeooo:rsid="000ce22d" officeooo:paragraph-rsid="000ce22d"/>
    </style:style>
    <style:style style:name="P4" style:family="paragraph" style:parent-style-name="Table_20_Contents">
      <style:text-properties style:text-line-through-style="solid" style:text-line-through-type="single" style:font-name="Bitstream Vera Sans" fo:font-size="10pt" officeooo:rsid="000936c8" officeooo:paragraph-rsid="000936c8"/>
    </style:style>
    <style:style style:name="T1" style:family="text">
      <style:text-properties officeooo:rsid="0009e33f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Member Structure</text:p>
            <text:p text:style-name="P4"><text:s text:c="2"/><text:span text:style-name="T1"><text:s text:c="2"/></text:span><text:s/>root: <text:span text:style-name="T1"><text:s/>(deleted, as dir is provided)</text:span></text:p>
            <text:p text:style-name="P2"><text:s text:c="5"/>dir: 'sample1', <text:s text:c="3"/>(relative directory)</text:p>
            <text:p text:style-name="P2"><text:s text:c="5"/>base: 'PM5A2847_retouche.JPG',</text:p>
            <text:p text:style-name="P2"><text:s text:c="5"/>name: 'PM5A2847_retouche',</text:p>
            <text:p text:style-name="P2"><text:s text:c="5"/>ext: 'JPG' <text:s/>(or 'Tiff' or 'cr2)</text:p>
            <text:p text:style-name="P3"><text:s text:c="5"/>ext2: 'xMp' (if ext <text:span text:style-name="T2">and </text:span>sidecar ext)</text:p>
            <text:p text:style-name="P2"><text:s text:c="5"/>type: <text:s/>'jpg' or 'tif' or 'raw' <text:line-break/> <text:s text:c="8"/>(never uppercase, never, tiff, cr2...)</text:p>
            <text:p text:style-name="P2"><text:s text:c="5"/>core: 'PM5A2847'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4:52:12.429666735</meta:creation-date>
    <dc:date>2018-12-24T14:18:06.465208720</dc:date>
    <meta:editing-duration>PT1H49M53S</meta:editing-duration>
    <meta:editing-cycles>9</meta:editing-cycles>
    <meta:generator>LibreOffice/5.1.6.2$Linux_X86_64 LibreOffice_project/10m0$Build-2</meta:generator>
    <meta:document-statistic meta:table-count="1" meta:image-count="0" meta:object-count="0" meta:page-count="1" meta:paragraph-count="9" meta:word-count="42" meta:character-count="349" meta:non-whitespace-character-count="260"/>
  </office:meta>
</office:document-meta>
</file>